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000000189976FAFB4567BADA5.png" manifest:media-type="image/png"/>
  <manifest:file-entry manifest:full-path="Pictures/10000001000004D000000311C665EDACF511600F.png" manifest:media-type="image/png"/>
  <manifest:file-entry manifest:full-path="Pictures/10000001000004B1000002E0B5A4B26C571266E2.png" manifest:media-type="image/png"/>
  <manifest:file-entry manifest:full-path="Pictures/10000001000002A200000039493A6428EAB5A8C0.png" manifest:media-type="image/png"/>
  <manifest:file-entry manifest:full-path="Pictures/10000001000005DD000001E22789F0EC7FA303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91e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212cm" svg:y="0.706cm" svg:width="17cm" svg:height="8.029cm" draw:z-index="0"><draw:image xlink:href="Pictures/100000010000034000000189976FAFB4567BADA5.png" xlink:type="simple" xlink:show="embed" xlink:actuate="onLoad" draw:mime-type="image/png"/></draw:frame>-<text:span text:style-name="T1">Creamos una configuracion de autoescalado</text:span></text:p>
      <text:p text:style-name="Standard"/>
      <text:p text:style-name="Standard"/>
      <text:p text:style-name="Standard">-</text:p>
      <text:p text:style-name="Standard"><draw:frame draw:style-name="fr3" draw:name="Imagen2" text:anchor-type="char" svg:width="17cm" svg:height="10.832cm" draw:z-index="1"><draw:image xlink:href="Pictures/10000001000004D000000311C665EDACF511600F.png" xlink:type="simple" xlink:show="embed" xlink:actuate="onLoad" draw:mime-type="image/png"/></draw:frame></text:p>
      <text:p text:style-name="Standard">-</text:p>
      <text:p text:style-name="Standard"/>
      <text:p text:style-name="Standard"/>
      <text:p text:style-name="Standard"/>
      <text:p text:style-name="Standard"><draw:frame draw:style-name="fr3" draw:name="Imagen3" text:anchor-type="char" svg:width="17cm" svg:height="10.418cm" draw:z-index="2"><draw:image xlink:href="Pictures/10000001000004B1000002E0B5A4B26C571266E2.png" xlink:type="simple" xlink:show="embed" xlink:actuate="onLoad" draw:mime-type="image/png"/></draw:frame><text:soft-page-break/>-</text:p>
      <text:p text:style-name="Standard"/>
      <text:p text:style-name="P1"><draw:frame draw:style-name="fr2" draw:name="Imagen4" text:anchor-type="char" svg:x="0.709cm" svg:y="0.127cm" svg:width="14.266cm" svg:height="1.207cm" draw:z-index="3"><draw:image xlink:href="Pictures/10000001000002A200000039493A6428EAB5A8C0.png" xlink:type="simple" xlink:show="embed" xlink:actuate="onLoad" draw:mime-type="image/png"/></draw:frame></text:p>
      <text:p text:style-name="P1"/>
      <text:p text:style-name="P1"/>
      <text:p text:style-name="P1"/>
      <text:p text:style-name="P1">-</text:p>
      <text:p text:style-name="P1"><draw:frame draw:style-name="fr1" draw:name="Imagen5" text:anchor-type="char" svg:width="17cm" svg:height="5.457cm" draw:z-index="4"><draw:image xlink:href="Pictures/10000001000005DD000001E22789F0EC7FA303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8:21:55.175000000</meta:creation-date>
    <dc:date>2022-12-13T20:01:55.059000000</dc:date>
    <meta:editing-duration>PT29M39S</meta:editing-duration>
    <meta:editing-cycles>1</meta:editing-cycles>
    <meta:document-statistic meta:table-count="0" meta:image-count="5" meta:object-count="0" meta:page-count="2" meta:paragraph-count="5" meta:word-count="9" meta:character-count="46" meta:non-whitespace-character-count="42"/>
    <meta:generator>LibreOffice/7.3.3.2$Windows_X86_64 LibreOffice_project/d1d0ea68f081ee2800a922cac8f79445e4603348</meta:generator>
  </office:meta>
</office:document-meta>
</file>